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2"/>
      <style:map style:condition="of:cell-content()&lt;=0" style:apply-style-name="cf11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12"/>
      <style:map style:condition="of:cell-content()&lt;=0" style:apply-style-name="cf11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354166666667in" svg:y="0.0416666666666667in" svg:width="3.69791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0.5" table:formula="of:=SUM([.H6:.AJ6])" table:style-name="ce114">
            <text:p>0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office:value-type="float" office:value="0.5" table:style-name="ce27">
            <text:p>0,5</text:p>
          </table:table-cell>
          <table:table-cell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4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9">
            <text:p>2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9.5" table:formula="of:=SUM([.H36:.AJ36])" table:style-name="ce48">
            <text:p>9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0">
            <text:p>0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0" table:formula="of:=SUM([.Q3:.Q35])" table:style-name="ce50">
            <text:p>0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1" table:formula="of:=SUM([.V3:.V35])" table:style-name="ce50">
            <text:p>1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1" table:formula="of:=SUM([.X3:.X35])" table:style-name="ce50">
            <text:p>1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2" table:formula="of:=SUM([.AC3:.AC35])" table:style-name="ce50">
            <text:p>2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0.5" table:formula="of:=SUM([.AF3:.AF35])" table:style-name="ce50">
            <text:p>0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104166666667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0" table:formula="of:=SUM([.H3:.AL3])" table:style-name="ce116">
            <text:p>0</text:p>
          </table:table-cell>
          <table:table-cell table:style-name="ce18"/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2" table:formula="of:=SUM([.H6:.AL6])" table:style-name="ce11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0" table:formula="of:=SUM([.H9:.AL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number-columns-repeated="3" table:style-name="ce43"/>
          <table:table-cell table:number-columns-repeated="2" table:style-name="ce66"/>
          <table:table-cell table:number-columns-repeated="8" table:style-name="ce43"/>
          <table:table-cell table:style-name="ce67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2" table:formula="of:=SUM([.H36:.AL36])" table:style-name="ce48">
            <text:p>2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69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2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4375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1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104166666667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style-name="ce66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8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1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4375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3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2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104166666667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1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104166666667in" svg:y="0.0416666666666667in" svg:width="2.437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1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4375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6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6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11.5" table:formula="of:=SUM([.H6:.O6])" table:style-name="ce126">
            <text:p>11,5</text:p>
          </table:table-cell>
          <table:table-cell office:value-type="float" office:value="9.5" table:formula="of:=[Feb.G36]" table:style-name="ce111">
            <text:p>9,5</text:p>
          </table:table-cell>
          <table:table-cell office:value-type="float" office:value="2" table:formula="of:=[Mar.G36]" table:style-name="ce111">
            <text:p>2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7">
          <table:table-cell table:number-columns-repeated="16384"/>
        </table:table-row>
        <table:table-row table:style-name="ro7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2" style:family="table-cell" style:data-style-name="N0">
      <style:table-cell-properties style:vertical-align="automatic" fo:background-color="#CCFF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1" style:family="table-cell">
      <style:table-cell-properties fo:background-color="#CCFFFF"/>
      <style:text-properties fo:color="#000000" style:font-family-generic="swiss"/>
    </style:style>
    <style:style style:name="cf12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Pablo</dc:creator>
    <meta:creation-date>1998-04-22T21:17:17Z</meta:creation-date>
    <dc:date>2016-03-06T20:03:14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